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ntarell" svg:font-family="Cantarel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661cm" fo:orphans="2" fo:widows="2" fo:text-indent="0cm" style:auto-text-indent="false"/>
      <style:text-properties fo:font-variant="normal" fo:text-transform="none" fo:color="#2c2c2c" style:font-name="Cantarell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661cm" fo:orphans="2" fo:widows="2" fo:text-indent="0cm" style:auto-text-indent="false"/>
      <style:text-properties fo:font-variant="normal" fo:text-transform="none" fo:color="#2c2c2c" style:font-name="Cantarell" fo:font-size="12pt" fo:letter-spacing="normal" fo:language="el" fo:country="GR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661cm" fo:orphans="2" fo:widows="2" fo:text-indent="0cm" style:auto-text-indent="false"/>
      <style:text-properties fo:font-variant="normal" fo:text-transform="none" fo:color="#2c2c2c" fo:letter-spacing="normal"/>
    </style:style>
    <style:style style:name="T1" style:family="text">
      <style:text-properties fo:language="en" fo:country="US"/>
    </style:style>
    <style:style style:name="T2" style:family="text">
      <style:text-properties fo:language="el" fo:country="G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Απο το κώδικα άφησα μόνο ότι σχετίζεται με την φωνητική ανταπόκριση του ρομπότ.</text:p>
      <text:p text:style-name="P2">Επίσης στην κάρτα <text:span text:style-name="T1">sd </text:span>είναι γραμμένα τα κομμάτια -φωνές όπως δείχνω ,δηλαδή π.χ. το <text:span text:style-name="T1">play second </text:span>στην <text:span text:style-name="T1">sd </text:span>είναι καταγεηραμμένο το “Το όνομά μου είναι arduino”</text:p>
      <text:p text:style-name="P2">Πλήρες <text:span text:style-name="T1">tutorial </text:span>στο <text:span text:style-name="T1">mp3 mini player --&gt;branch</text:span></text:p>
      <text:p text:style-name="P1"><text:span text:style-name="T1">Play second</text:span> </text:p>
      <text:p text:style-name="P1">//Το όνομά μου είναι arduino</text:p>
      <text:p text:style-name="P1"/>
      <text:p text:style-name="P1"/>
      <text:p text:style-name="P1">if((readdata == «go»)|| (readdata == «μπροστά»)|| (readdata == «προχώρα»))</text:p>
      <text:p text:style-name="P3"> </text:p>
      <text:p text:style-name="P1">{</text:p>
      <text:p text:style-name="P1">FrontDetection();</text:p>
      <text:p text:style-name="P1">advance();</text:p>
      <text:p text:style-name="P3"> </text:p>
      <text:p text:style-name="P1">delay(7000);</text:p>
      <text:p text:style-name="P3"> </text:p>
      <text:p text:style-name="P1">}</text:p>
      <text:p text:style-name="P3"> </text:p>
      <text:p text:style-name="P1">else if((readdata == «stop») || (readdata == «σταμάτα»)||(readdata == «σταμάτησε»)||(readdata == «σεμνά»))</text:p>
      <text:p text:style-name="P1">{</text:p>
      <text:p text:style-name="P1">stopp();</text:p>
      <text:p text:style-name="P3"> </text:p>
      <text:p text:style-name="P3"> </text:p>
      <text:p text:style-name="P1"><text:soft-page-break/>}</text:p>
      <text:p text:style-name="P3"> </text:p>
      <text:p text:style-name="P1">else if ((readdata == «πίσω»)||(readdata == «back»))</text:p>
      <text:p text:style-name="P3"> </text:p>
      <text:p text:style-name="P1">{</text:p>
      <text:p text:style-name="P3"> </text:p>
      <text:p text:style-name="P1">back();</text:p>
      <text:p text:style-name="P3"> </text:p>
      <text:p text:style-name="P1">delay(2000);</text:p>
      <text:p text:style-name="P3"> </text:p>
      <text:p text:style-name="P1">}</text:p>
      <text:p text:style-name="P3"> </text:p>
      <text:p text:style-name="P1">else if (( readdata == «right»)||(readdata == «δεξιά»))</text:p>
      <text:p text:style-name="P3"> </text:p>
      <text:p text:style-name="P1">{</text:p>
      <text:p text:style-name="P3"> </text:p>
      <text:p text:style-name="P1">turnR();</text:p>
      <text:p text:style-name="P3"> </text:p>
      <text:p text:style-name="P1">delay(3000);</text:p>
      <text:p text:style-name="P3"> </text:p>
      <text:p text:style-name="P1">}</text:p>
      <text:p text:style-name="P3"> </text:p>
      <text:p text:style-name="P1"><text:soft-page-break/>else if ((readdata == «αριστερά») || (readdata == «left»)||(readdata == «ζερβά»))</text:p>
      <text:p text:style-name="P3"> </text:p>
      <text:p text:style-name="P1">{</text:p>
      <text:p text:style-name="P3"> </text:p>
      <text:p text:style-name="P1">turnL(); <text:s text:c="2"/>//<text:span text:style-name="T1">left direction</text:span></text:p>
      <text:p text:style-name="P3"> </text:p>
      <text:p text:style-name="P1">delay(3000);</text:p>
      <text:p text:style-name="P3"> </text:p>
      <text:p text:style-name="P1">}</text:p>
      <text:p text:style-name="P3"> </text:p>
      <text:p text:style-name="P3"> </text:p>
      <text:p text:style-name="P3"> </text:p>
      <text:p text:style-name="P1">else if ((readdata == «είσαι ελεύθερο») || (readdata == «ελεύθερο»)||(readdata == «απόφυγε εμπόδια»)||(readdata == «free»))</text:p>
      <text:p text:style-name="P3"> </text:p>
      <text:p text:style-name="P1">{</text:p>
      <text:p text:style-name="P3"> //<text:span text:style-name="T2">κώδικας για την αποφυγή εμποδίων</text:span></text:p>
      <text:p text:style-name="P3"> </text:p>
      <text:p text:style-name="P1"/>
      <text:p text:style-name="P1"/>
      <text:p text:style-name="P1">}</text:p>
      <text:p text:style-name="P1"/>
      <text:p text:style-name="P1">else</text:p>
      <text:p text:style-name="P1"><text:soft-page-break/>{</text:p>
      <text:p text:style-name="P1">advance();                                   //there is no objtacle ,go straight</text:p>
      <text:p text:style-name="P1">playten(); <text:s/>//εδώ λέει το ρομπότ “είμαι ελεύθερο”</text:p>
      <text:p text:style-name="P1">}</text:p>
      <text:p text:style-name="P3"> </text:p>
      <text:p text:style-name="P1">else if (( readdata == «κύκλος») || (readdata == «circle»))</text:p>
      <text:p text:style-name="P3"> </text:p>
      <text:p text:style-name="P1">{</text:p>
      <text:p text:style-name="P3"> //εδώ κάνει κύκλο</text:p>
      <text:p text:style-name="P1">Set_Speed(75,255);</text:p>
      <text:p text:style-name="P1">advance();</text:p>
      <text:p text:style-name="P3"> </text:p>
      <text:p text:style-name="P1">delay(8000);</text:p>
      <text:p text:style-name="P3"> </text:p>
      <text:p text:style-name="P1">}</text:p>
      <text:p text:style-name="P3"> </text:p>
      <text:p text:style-name="P1">else if ((readdata == «Πώς σε λένε») || (readdata == «ποιο είναι το όνομά σου»)||(readdata == «όνομα»)||(readdata == «What is your name»))</text:p>
      <text:p text:style-name="P1">//if ((readdata == «Πως σε λένε») || (readdata == «ποιο είναι το όνομά σου»)||(readdata == «όνομα»)||(readdata == «What is your name»))</text:p>
      <text:p text:style-name="P1">{</text:p>
      <text:p text:style-name="P3"> </text:p>
      <text:p text:style-name="P3"> </text:p>
      <text:p text:style-name="P3"> </text:p>
      <text:p text:style-name="P1"><text:soft-page-break/>playSecond(); <text:s/>//εδώ λέει το όνομά μου είναι <text:span text:style-name="T1">arduino</text:span></text:p>
      <text:p text:style-name="P3"> </text:p>
      <text:p text:style-name="P1">delay(3000);</text:p>
      <text:p text:style-name="P3"> </text:p>
      <text:p text:style-name="P1">}</text:p>
      <text:p text:style-name="P3"> </text:p>
      <text:p text:style-name="P1">else if ((readdata == «Ποιος σε έφτιαξε») || (readdata == «ποιος είναι ο κατασκευαστής σου»)||(readdata == «ο δημιουργός σου»)||(readdata == «your Creator»)||(readdata == «kreator»))</text:p>
      <text:p text:style-name="P3"> </text:p>
      <text:p text:style-name="P1">{</text:p>
      <text:p text:style-name="P1">playThird(); <text:s/>//εδώ λέει<text:span text:style-name="T1">...</text:span><text:span text:style-name="T2">τα ονόματα των μαθητών -κατασκευαστών του ρομπότ...</text:span></text:p>
      <text:p text:style-name="P3"> </text:p>
      <text:p text:style-name="P1">delay(3000);</text:p>
      <text:p text:style-name="P3"> </text:p>
      <text:p text:style-name="P1">}</text:p>
      <text:p text:style-name="P3"> </text:p>
      <text:p text:style-name="P1">else if ((readdata == «Πες ένα ανέκδοτο») || (readdata == «Πες ένα αστείο»)||(readdata == «Tell me a joke»)||(readdata == «πες κάτι»))</text:p>
      <text:p text:style-name="P3"> </text:p>
      <text:p text:style-name="P1">{</text:p>
      <text:p text:style-name="P3"> </text:p>
      <text:p text:style-name="P1">playFourth(); <text:s/>//ανέκδοτο </text:p>
      <text:p text:style-name="P3"> </text:p>
      <text:p text:style-name="P1"><text:soft-page-break/>delay(3000);</text:p>
      <text:p text:style-name="P3"> </text:p>
      <text:p text:style-name="P1">}</text:p>
      <text:p text:style-name="P3"> </text:p>
      <text:p text:style-name="P1">else if ((readdata == «ποιο είναι το καλύτερο σχολείο»))</text:p>
      <text:p text:style-name="P3"> </text:p>
      <text:p text:style-name="P1">{</text:p>
      <text:p text:style-name="P3"> </text:p>
      <text:p text:style-name="P1">playFifth(); <text:s text:c="2"/>//εδώ λέει<text:span text:style-name="T1">...</text:span><text:span text:style-name="T2">λύκειο ΒΑΜΟΥ....</text:span></text:p>
      <text:p text:style-name="P3"> </text:p>
      <text:p text:style-name="P1">delay(3000);</text:p>
      <text:p text:style-name="P3"> </text:p>
      <text:p text:style-name="P1">}</text:p>
      <text:p text:style-name="P3"> </text:p>
      <text:p text:style-name="P1">else if ((readdata == «You are the best»)|| (readdata==»μπράβο» ))</text:p>
      <text:p text:style-name="P3"> </text:p>
      <text:p text:style-name="P1">{</text:p>
      <text:p text:style-name="P3"> </text:p>
      <text:p text:style-name="P1">playFifthb(); //εδώ λέει<text:span text:style-name="T1">...</text:span><text:span text:style-name="T2">ευχαριστώ</text:span></text:p>
      <text:p text:style-name="P3"> </text:p>
      <text:p text:style-name="P1">delay(3000);</text:p>
      <text:p text:style-name="P3"> </text:p>
      <text:p text:style-name="P1"><text:soft-page-break/>}</text:p>
      <text:p text:style-name="P1">else if ((readdata == «Ποιοι είναι οι φίλοι σου»)|| (readdata==»οι φίλοι σου» )|| (readdata==»η φίλη σου» ))</text:p>
      <text:p text:style-name="P3"> </text:p>
      <text:p text:style-name="P1">{</text:p>
      <text:p text:style-name="P3"> </text:p>
      <text:p text:style-name="P1">playsix(); <text:s text:c="2"/>//ονόματα παιδιών</text:p>
      <text:p text:style-name="P3"> </text:p>
      <text:p text:style-name="P1">delay(3000);</text:p>
      <text:p text:style-name="P3"> </text:p>
      <text:p text:style-name="P1">}</text:p>
      <text:p text:style-name="P1">else if ((readdata == «τι είπε ο Αϊνστάιν»)|| (readdata==»κάτι που είπε ο Αϊνστάιν» )|| (readdata==»Αϊνστάιν» ))</text:p>
      <text:p text:style-name="P3"> </text:p>
      <text:p text:style-name="P1">{</text:p>
      <text:p text:style-name="P3"> </text:p>
      <text:p text:style-name="P1">playseven(); <text:s text:c="2"/>//φράση του <text:span text:style-name="T1">Einstein</text:span></text:p>
      <text:p text:style-name="P3"> </text:p>
      <text:p text:style-name="P1">delay(3000);</text:p>
      <text:p text:style-name="P3"> </text:p>
      <text:p text:style-name="P1">}</text:p>
      <text:p text:style-name="P1">else if ((readdata == «ποια είναι η διακρίνουσα»)|| (readdata==»Πες την διακρίνουσα» )|| (readdata==»διακρίνουσα» ))</text:p>
      <text:p text:style-name="P3"> </text:p>
      <text:p text:style-name="P1"><text:soft-page-break/>{</text:p>
      <text:p text:style-name="P3"> </text:p>
      <text:p text:style-name="P1">playeight(); //<text:span text:style-name="T2">διδακτική φράση για το ορισμό της διακρίνουσας..</text:span></text:p>
      <text:p text:style-name="P3"> </text:p>
      <text:p text:style-name="P1">delay(3000);</text:p>
      <text:p text:style-name="P3"> </text:p>
      <text:p text:style-name="P1">}</text:p>
      <text:p text:style-name="P1">else if ((readdata == «Πόσο κάνει 1+1″)|| (readdata==»πόσο κάνει» )|| (readdata==»Πόσο κάνει» ))</text:p>
      <text:p text:style-name="P3"> </text:p>
      <text:p text:style-name="P1">{</text:p>
      <text:p text:style-name="P3"> </text:p>
      <text:p text:style-name="P1">playnine(); <text:s/>//αστείο....λέει “κάντο μόνο σου”</text:p>
      <text:p text:style-name="P3"> </text:p>
      <text:p text:style-name="P3"> </text:p>
      <text:p text:style-name="P1">delay(3000);</text:p>
      <text:p text:style-name="P3"> </text:p>
      <text:p text:style-name="P1">}</text:p>
      <text:p text:style-name="P3"> </text:p>
      <text:p text:style-name="P1">FrontDetection();</text:p>
      <text:p text:style-name="P3"> </text:p>
      <text:p text:style-name="P1">readdata=»»;}</text:p>
      <text:p text:style-name="P1">} //Reset the variable</text:p>
      <text:p text:style-name="P3"><text:soft-page-break/> </text:p>
      <text:p text:style-name="P1">//ΓΙΑ ΤΑ MP3 --&gt;δες <text:span text:style-name="T1">branch mp3 </text:span><text:span text:style-name="T2">για το χειρισμό του </text:span><text:span text:style-name="T1">mp3 mini player</text:span></text:p>
      <text:p text:style-name="P1">void playFirst()</text:p>
      <text:p text:style-name="P1">{</text:p>
      <text:p text:style-name="P1">execute_CMD(0x3F, 0, 0);</text:p>
      <text:p text:style-name="P1">delay(2500);</text:p>
      <text:p text:style-name="P1">setVolume(30);</text:p>
      <text:p text:style-name="P1">delay(500);</text:p>
      <text:p text:style-name="P3"> </text:p>
      <text:p text:style-name="P1">}</text:p>
      <text:p text:style-name="P1">void playFirstb()</text:p>
      <text:p text:style-name="P1">{</text:p>
      <text:p text:style-name="P1">execute_CMD(0x03, 0, 0);</text:p>
      <text:p text:style-name="P1">delay(2500);</text:p>
      <text:p text:style-name="P1">setVolume(30);</text:p>
      <text:p text:style-name="P1">delay(500);</text:p>
      <text:p text:style-name="P3"> </text:p>
      <text:p text:style-name="P1">}</text:p>
      <text:p text:style-name="P1">void playFifthb()</text:p>
      <text:p text:style-name="P1">{</text:p>
      <text:p text:style-name="P1">execute_CMD(0x03, 0, 5);</text:p>
      <text:p text:style-name="P1">delay(4500);</text:p>
      <text:p text:style-name="P1"><text:soft-page-break/>setVolume(30);</text:p>
      <text:p text:style-name="P1">delay(500);</text:p>
      <text:p text:style-name="P3"> </text:p>
      <text:p text:style-name="P1">}</text:p>
      <text:p text:style-name="P1">void playFifth()</text:p>
      <text:p text:style-name="P1">{</text:p>
      <text:p text:style-name="P1">execute_CMD(0x03, 0, 4);</text:p>
      <text:p text:style-name="P1">delay(6500);</text:p>
      <text:p text:style-name="P1">setVolume(30);</text:p>
      <text:p text:style-name="P1">delay(50);</text:p>
      <text:p text:style-name="P3"> </text:p>
      <text:p text:style-name="P1">}</text:p>
      <text:p text:style-name="P1">void playSecond()</text:p>
      <text:p text:style-name="P1">{</text:p>
      <text:p text:style-name="P1">execute_CMD(0x03, 0, 1);</text:p>
      <text:p text:style-name="P1">delay(7000);</text:p>
      <text:p text:style-name="P1">setVolume(30);</text:p>
      <text:p text:style-name="P1">delay(50);</text:p>
      <text:p text:style-name="P3"> </text:p>
      <text:p text:style-name="P1">}</text:p>
      <text:p text:style-name="P1">void playThird()</text:p>
      <text:p text:style-name="P1">{</text:p>
      <text:p text:style-name="P1"><text:soft-page-break/>execute_CMD(0x03, 0, 2);</text:p>
      <text:p text:style-name="P1">delay(6500);</text:p>
      <text:p text:style-name="P1">setVolume(30);</text:p>
      <text:p text:style-name="P1">delay(50);</text:p>
      <text:p text:style-name="P3"> </text:p>
      <text:p text:style-name="P1">}</text:p>
      <text:p text:style-name="P1">void playFourth()</text:p>
      <text:p text:style-name="P1">{</text:p>
      <text:p text:style-name="P1">execute_CMD(0x03, 0, 3);</text:p>
      <text:p text:style-name="P1">delay(8000);</text:p>
      <text:p text:style-name="P1">setVolume(30);</text:p>
      <text:p text:style-name="P1">delay(50);</text:p>
      <text:p text:style-name="P3"> </text:p>
      <text:p text:style-name="P1">}</text:p>
      <text:p text:style-name="P1">void playsix()</text:p>
      <text:p text:style-name="P1">{</text:p>
      <text:p text:style-name="P1">execute_CMD(0x03, 0, 6);</text:p>
      <text:p text:style-name="P1">delay(13000);</text:p>
      <text:p text:style-name="P1">setVolume(30);</text:p>
      <text:p text:style-name="P1">delay(50);</text:p>
      <text:p text:style-name="P3"> </text:p>
      <text:p text:style-name="P1">}</text:p>
      <text:p text:style-name="P3"><text:soft-page-break/> </text:p>
      <text:p text:style-name="P1">void playseven()</text:p>
      <text:p text:style-name="P1">{</text:p>
      <text:p text:style-name="P1">execute_CMD(0x03, 0, 7);</text:p>
      <text:p text:style-name="P1">delay(14000);</text:p>
      <text:p text:style-name="P1">setVolume(30);</text:p>
      <text:p text:style-name="P1">delay(50);</text:p>
      <text:p text:style-name="P3"> </text:p>
      <text:p text:style-name="P1">}</text:p>
      <text:p text:style-name="P1">void playeight()</text:p>
      <text:p text:style-name="P1">{</text:p>
      <text:p text:style-name="P1">execute_CMD(0x03, 0, 8);</text:p>
      <text:p text:style-name="P1">delay(14000);</text:p>
      <text:p text:style-name="P1">setVolume(30);</text:p>
      <text:p text:style-name="P1">delay(50);</text:p>
      <text:p text:style-name="P3"> </text:p>
      <text:p text:style-name="P1">}</text:p>
      <text:p text:style-name="P1">void playnine()</text:p>
      <text:p text:style-name="P1">{</text:p>
      <text:p text:style-name="P1">execute_CMD(0x03, 0, 9);</text:p>
      <text:p text:style-name="P1">delay(14000);</text:p>
      <text:p text:style-name="P1">setVolume(30);</text:p>
      <text:p text:style-name="P1"><text:soft-page-break/>delay(50);</text:p>
      <text:p text:style-name="P3"> </text:p>
      <text:p text:style-name="P1">}</text:p>
      <text:p text:style-name="P1">void playten()</text:p>
      <text:p text:style-name="P1">{</text:p>
      <text:p text:style-name="P1">execute_CMD(0x03, 0, 10);</text:p>
      <text:p text:style-name="P1">delay(4000);</text:p>
      <text:p text:style-name="P1">setVolume(30);</text:p>
      <text:p text:style-name="P1">delay(50);</text:p>
      <text:p text:style-name="P3"> </text:p>
      <text:p text:style-name="P1">}</text:p>
      <text:p text:style-name="P1">void pause()</text:p>
      <text:p text:style-name="P1">{</text:p>
      <text:p text:style-name="P1">execute_CMD(0x0E,0,0);</text:p>
      <text:p text:style-name="P1">delay(500);</text:p>
      <text:p text:style-name="P1">}</text:p>
      <text:p text:style-name="P3"> </text:p>
      <text:p text:style-name="P1">void play()</text:p>
      <text:p text:style-name="P1">{</text:p>
      <text:p text:style-name="P1">execute_CMD(0x0D,0,1);</text:p>
      <text:p text:style-name="P1">delay(500);</text:p>
      <text:p text:style-name="P1">}</text:p>
      <text:p text:style-name="P3"><text:soft-page-break/> </text:p>
      <text:p text:style-name="P3"> </text:p>
      <text:p text:style-name="P3"> </text:p>
      <text:p text:style-name="P1">void setVolume(int volume)</text:p>
      <text:p text:style-name="P1">{</text:p>
      <text:p text:style-name="P1">execute_CMD(0x25, 0, volume); // Set the volume (0x00~0x30)</text:p>
      <text:p text:style-name="P1">delay(1000);</text:p>
      <text:p text:style-name="P1">}</text:p>
      <text:p text:style-name="P3"> </text:p>
      <text:p text:style-name="P1">void execute_CMD(byte CMD, byte Par1, byte Par2)</text:p>
      <text:p text:style-name="P1">// Excecute the command and parameters</text:p>
      <text:p text:style-name="P1">{</text:p>
      <text:p text:style-name="P1">// Calculate the checksum (2 bytes)</text:p>
      <text:p text:style-name="P1">word checksum = -(Version_Byte + Command_Length + CMD + Acknowledge + Par1 + Par2);</text:p>
      <text:p text:style-name="P1">// Build the command line</text:p>
      <text:p text:style-name="P1">byte Command_line[10] = { Start_Byte, Version_Byte, Command_Length, CMD, Acknowledge,</text:p>
      <text:p text:style-name="P1">Par1, Par2, highByte(checksum), lowByte(checksum), End_Byte};</text:p>
      <text:p text:style-name="P1">//Send the command line to the module</text:p>
      <text:p text:style-name="P1">for (byte k=0; k&lt;10; k++)</text:p>
      <text:p text:style-name="P1">{</text:p>
      <text:p text:style-name="P1">mySerial.write( Command_line[k]);</text:p>
      <text:p text:style-name="P1">}</text:p>
      <text:p text:style-name="P1"><text:soft-page-break/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ntarell" svg:font-family="Cantarel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ektarios kourakis</meta:initial-creator>
    <meta:creation-date>2021-10-13T09:20:39.87</meta:creation-date>
    <dc:date>2021-10-13T09:44:23.83</dc:date>
    <dc:creator>nektarios kourakis</dc:creator>
    <meta:editing-duration>PT7M31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5" meta:paragraph-count="302" meta:word-count="656" meta:character-count="4735"/>
  </office:meta>
</office:document-meta>
</file>